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float" office:value="7.5">
            <text:p>7.5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float" office:value="8">
            <text:p>8</text:p>
          </table:table-cell>
          <table:table-cell office:value-type="float" office:value="5.35">
            <text:p>5.35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float" office:value="8.5">
            <text:p>8.5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float" office:value="9.5">
            <text:p>9.5</text:p>
          </table:table-cell>
          <table:table-cell office:value-type="float" office:value="5.55">
            <text:p>5.55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float" office:value="10.5">
            <text:p>10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float" office:value="11.5">
            <text:p>11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float" office:value="12">
            <text:p>12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float" office:value="12.5">
            <text:p>12.5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float" office:value="13.5">
            <text:p>1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float" office:value="14">
            <text:p>1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float" office:value="14.5">
            <text:p>14.5</text:p>
          </table:table-cell>
          <table:table-cell office:value-type="float" office:value="6.15">
            <text:p>6.15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float" office:value="15">
            <text:p>15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float" office:value="15.5">
            <text:p>15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float" office:value="16">
            <text:p>16</text:p>
          </table:table-cell>
          <table:table-cell office:value-type="float" office:value="6.35">
            <text:p>6.35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float" office:value="16.5">
            <text:p>16.5</text:p>
          </table:table-cell>
          <table:table-cell office:value-type="float" office:value="6.55">
            <text:p>6.55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float" office:value="17">
            <text:p>17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float" office:value="17.5">
            <text:p>17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float" office:value="18">
            <text:p>18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float" office:value="18.5">
            <text:p>18.5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float" office:value="19">
            <text:p>19</text:p>
          </table:table-cell>
          <table:table-cell office:value-type="float" office:value="6.85">
            <text:p>6.85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float" office:value="19.5">
            <text:p>19.5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float" office:value="20">
            <text:p>20</text:p>
          </table:table-cell>
          <table:table-cell office:value-type="float" office:value="6.95">
            <text:p>6.95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float" office:value="20.5">
            <text:p>20.5</text:p>
          </table:table-cell>
          <table:table-cell office:value-type="float" office:value="6.85">
            <text:p>6.85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1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5-06T21:08:37.59</dc:date>
    <dc:creator>Patrick Carlberg</dc:creator>
    <meta:editing-duration>P1DT7H13M39S</meta:editing-duration>
    <meta:editing-cycles>12</meta:editing-cycles>
    <meta:generator>OpenOffice/4.1.10$Win32 OpenOffice.org_project/4110m2$Build-9807</meta:generator>
    <meta:document-statistic meta:table-count="3" meta:cell-count="120" meta:object-count="0"/>
  </office:meta>
</office:document-meta>
</file>